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arial, sans-serif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Text_20_body">
      <style:text-properties officeooo:paragraph-rsid="00313fa4"/>
    </style:style>
    <style:style style:name="P22" style:family="paragraph" style:parent-style-name="Text_20_body">
      <style:text-properties officeooo:paragraph-rsid="00324a5f"/>
    </style:style>
    <style:style style:name="P23" style:family="paragraph" style:parent-style-name="Text_20_body">
      <style:text-properties officeooo:paragraph-rsid="0034d9e0"/>
    </style:style>
    <style:style style:name="P24" style:family="paragraph" style:parent-style-name="Text_20_body">
      <style:text-properties officeooo:paragraph-rsid="00360927"/>
    </style:style>
    <style:style style:name="P25" style:family="paragraph" style:parent-style-name="Text_20_body">
      <style:text-properties officeooo:paragraph-rsid="0036c2cd"/>
    </style:style>
    <style:style style:name="P26" style:family="paragraph" style:parent-style-name="Text_20_body">
      <style:text-properties officeooo:rsid="003b62f6" officeooo:paragraph-rsid="003b62f6"/>
    </style:style>
    <style:style style:name="P27" style:family="paragraph" style:parent-style-name="Text_20_body">
      <style:text-properties officeooo:paragraph-rsid="0044475e"/>
    </style:style>
    <style:style style:name="P28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9" style:family="paragraph" style:parent-style-name="Heading_20_3">
      <style:text-properties officeooo:paragraph-rsid="00313fa4"/>
    </style:style>
    <style:style style:name="P30" style:family="paragraph" style:parent-style-name="Heading_20_3"/>
    <style:style style:name="P31" style:family="paragraph" style:parent-style-name="Footer">
      <style:paragraph-properties fo:text-align="end" style:justify-single-word="false"/>
      <style:text-properties style:font-name="Arial"/>
    </style:style>
    <style:style style:name="P3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3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4" style:family="paragraph" style:parent-style-name="Heading_20_2">
      <style:text-properties officeooo:rsid="02880e29" officeooo:paragraph-rsid="001bfe4f"/>
    </style:style>
    <style:style style:name="P35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6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officeooo:rsid="005d0a8c"/>
    </style:style>
    <style:style style:name="T12" style:family="text">
      <style:text-properties officeooo:rsid="005d0f2c"/>
    </style:style>
    <style:style style:name="T13" style:family="text">
      <style:text-properties officeooo:rsid="02d285ce"/>
    </style:style>
    <style:style style:name="T14" style:family="text">
      <style:text-properties officeooo:rsid="02880e29"/>
    </style:style>
    <style:style style:name="T15" style:family="text">
      <style:text-properties officeooo:rsid="0288a6e9"/>
    </style:style>
    <style:style style:name="T16" style:family="text">
      <style:text-properties officeooo:rsid="02948fd8"/>
    </style:style>
    <style:style style:name="T17" style:family="text">
      <style:text-properties officeooo:rsid="008c6785"/>
    </style:style>
    <style:style style:name="T18" style:family="text">
      <style:text-properties officeooo:rsid="0088a65f"/>
    </style:style>
    <style:style style:name="T19" style:family="text">
      <style:text-properties officeooo:rsid="008a0402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27ef20f" style:font-style-asian="normal" style:font-style-complex="normal"/>
    </style:style>
    <style:style style:name="T22" style:family="text">
      <style:text-properties fo:font-style="normal" officeooo:rsid="01aedec8" style:font-style-asian="normal" style:font-style-complex="normal"/>
    </style:style>
    <style:style style:name="T23" style:family="text">
      <style:text-properties fo:font-style="normal" officeooo:rsid="01b08b1a" style:font-style-asian="normal" style:font-style-complex="normal"/>
    </style:style>
    <style:style style:name="T24" style:family="text">
      <style:text-properties fo:font-style="normal" officeooo:rsid="008a0402" style:font-style-asian="normal" style:font-style-complex="normal"/>
    </style:style>
    <style:style style:name="T25" style:family="text">
      <style:text-properties fo:font-style="normal" officeooo:rsid="0026d173" style:font-style-asian="normal" style:font-style-complex="normal"/>
    </style:style>
    <style:style style:name="T26" style:family="text">
      <style:text-properties fo:font-style="normal" officeooo:rsid="00324a5f" style:font-style-asian="normal" style:font-style-complex="normal"/>
    </style:style>
    <style:style style:name="T27" style:family="text">
      <style:text-properties officeooo:rsid="027ef20f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222222" style:font-name="Arial" fo:font-size="7.84999990463257pt" fo:letter-spacing="normal" fo:language="de" fo:country="DE" fo:font-style="normal" fo:font-weight="normal" officeooo:rsid="02bc3743" style:font-weight-asian="normal" style:font-weight-complex="normal"/>
    </style:style>
    <style:style style:name="T33" style:family="text">
      <style:text-properties fo:font-variant="normal" fo:text-transform="none" fo:color="#222222" style:font-name="Arial" fo:font-size="7.84999990463257pt" fo:letter-spacing="normal" fo:language="de" fo:country="DE" fo:font-style="normal" fo:font-weight="normal" officeooo:rsid="00428d63" style:font-weight-asian="normal" style:font-weight-complex="normal"/>
    </style:style>
    <style:style style:name="T34" style:family="text">
      <style:text-properties style:font-name="Arial" fo:font-size="12pt" style:font-size-asian="12pt" style:font-size-complex="12pt"/>
    </style:style>
    <style:style style:name="T35" style:family="text">
      <style:text-properties style:font-name="Arial" fo:font-size="12pt" officeooo:rsid="0088a65f" style:font-size-asian="12pt" style:font-size-complex="12pt"/>
    </style:style>
    <style:style style:name="T36" style:family="text">
      <style:text-properties style:font-name="Arial" fo:font-size="12pt" officeooo:rsid="008e6d82" style:font-size-asian="12pt" style:font-size-complex="12pt"/>
    </style:style>
    <style:style style:name="T37" style:family="text">
      <style:text-properties style:font-name="Arial" fo:font-size="12pt" officeooo:rsid="00aa9377" style:font-size-asian="12pt" style:font-size-complex="12pt"/>
    </style:style>
    <style:style style:name="T38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9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2" style:family="text">
      <style:text-properties style:font-name="Arial" fo:language="de" fo:country="DE" officeooo:rsid="00559f2b"/>
    </style:style>
    <style:style style:name="T43" style:family="text">
      <style:text-properties style:font-name="Arial" fo:language="de" fo:country="DE" officeooo:rsid="00918c25"/>
    </style:style>
    <style:style style:name="T44" style:family="text">
      <style:text-properties style:font-name="Arial" fo:language="de" fo:country="DE" fo:font-style="italic" officeooo:rsid="00918c25" style:font-style-asian="italic" style:font-style-complex="italic"/>
    </style:style>
    <style:style style:name="T45" style:family="text">
      <style:text-properties style:font-name="Arial" fo:language="de" fo:country="DE" fo:font-style="italic" officeooo:rsid="00a5c096" style:font-style-asian="italic" style:font-style-complex="italic"/>
    </style:style>
    <style:style style:name="T46" style:family="text">
      <style:text-properties style:font-name="Arial" fo:language="de" fo:country="DE" fo:font-style="italic" officeooo:rsid="009e104d" style:font-style-asian="italic" style:font-style-complex="italic"/>
    </style:style>
    <style:style style:name="T47" style:family="text">
      <style:text-properties style:font-name="Arial" fo:language="de" fo:country="DE" fo:font-style="italic" officeooo:rsid="00559f2b" style:font-style-asian="italic" style:font-style-complex="italic"/>
    </style:style>
    <style:style style:name="T48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9" style:family="text">
      <style:text-properties style:font-name="Arial" fo:language="de" fo:country="DE" fo:font-style="normal" officeooo:rsid="00a5c096" style:font-style-asian="normal" style:font-style-complex="normal"/>
    </style:style>
    <style:style style:name="T50" style:family="text">
      <style:text-properties style:font-name="Arial" fo:language="de" fo:country="DE" fo:font-style="normal" officeooo:rsid="02a8d3e4" style:font-style-asian="normal" style:font-style-complex="normal"/>
    </style:style>
    <style:style style:name="T51" style:family="text">
      <style:text-properties style:font-name="Arial" fo:language="de" fo:country="DE" fo:font-style="normal" officeooo:rsid="001cefc2" style:font-style-asian="normal" style:font-style-complex="normal"/>
    </style:style>
    <style:style style:name="T52" style:family="text">
      <style:text-properties style:font-name="Arial" fo:language="de" fo:country="DE" fo:font-style="normal" officeooo:rsid="0020bd12" style:font-style-asian="normal" style:font-style-complex="normal"/>
    </style:style>
    <style:style style:name="T53" style:family="text">
      <style:text-properties style:font-name="Arial" fo:language="de" fo:country="DE" fo:font-style="normal" officeooo:rsid="00224a50" style:font-style-asian="normal" style:font-style-complex="normal"/>
    </style:style>
    <style:style style:name="T54" style:family="text">
      <style:text-properties style:font-name="Arial" fo:language="de" fo:country="DE" officeooo:rsid="009e104d"/>
    </style:style>
    <style:style style:name="T55" style:family="text">
      <style:text-properties style:font-name="Arial" fo:language="de" fo:country="DE" officeooo:rsid="00a5c096"/>
    </style:style>
    <style:style style:name="T56" style:family="text">
      <style:text-properties style:font-name="Arial" fo:language="de" fo:country="DE" fo:font-weight="normal" officeooo:rsid="02880e29" style:font-weight-asian="normal" style:font-weight-complex="normal"/>
    </style:style>
    <style:style style:name="T57" style:family="text">
      <style:text-properties style:font-name="Arial" fo:language="de" fo:country="DE" fo:font-weight="normal" officeooo:rsid="02bc3743" style:font-weight-asian="normal" style:font-weight-complex="normal"/>
    </style:style>
    <style:style style:name="T58" style:family="text">
      <style:text-properties style:font-name="Arial" fo:language="de" fo:country="DE" fo:font-weight="normal" officeooo:rsid="00428d63" style:font-weight-asian="normal" style:font-weight-complex="normal"/>
    </style:style>
    <style:style style:name="T59" style:family="text">
      <style:text-properties style:font-name="Arial" fo:language="de" fo:country="DE" officeooo:rsid="00266e48"/>
    </style:style>
    <style:style style:name="T60" style:family="text">
      <style:text-properties officeooo:rsid="0090e6ea"/>
    </style:style>
    <style:style style:name="T61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officeooo:rsid="008b4f81"/>
    </style:style>
    <style:style style:name="T63" style:family="text">
      <style:text-properties fo:language="de" fo:country="DE"/>
    </style:style>
    <style:style style:name="T64" style:family="text">
      <style:text-properties fo:language="de" fo:country="DE" officeooo:rsid="00559f2b"/>
    </style:style>
    <style:style style:name="T65" style:family="text">
      <style:text-properties fo:language="de" fo:country="DE" fo:font-style="italic" officeooo:rsid="00ad3346" style:font-style-asian="italic" style:font-style-complex="italic"/>
    </style:style>
    <style:style style:name="T66" style:family="text">
      <style:text-properties fo:language="de" fo:country="DE" fo:font-style="italic" officeooo:rsid="00559f2b" style:font-style-asian="italic" style:font-style-complex="italic"/>
    </style:style>
    <style:style style:name="T67" style:family="text">
      <style:text-properties fo:language="de" fo:country="DE" fo:font-style="normal" officeooo:rsid="00ad3346" style:font-style-asian="normal" style:font-style-complex="normal"/>
    </style:style>
    <style:style style:name="T68" style:family="text">
      <style:text-properties fo:language="de" fo:country="DE" fo:font-style="normal" officeooo:rsid="00559f2b" style:font-style-asian="normal" style:font-style-complex="normal"/>
    </style:style>
    <style:style style:name="T69" style:family="text">
      <style:text-properties fo:language="de" fo:country="DE" officeooo:rsid="00ad3346"/>
    </style:style>
    <style:style style:name="T70" style:family="text">
      <style:text-properties fo:language="de" fo:country="DE" officeooo:rsid="001ecfe5"/>
    </style:style>
    <style:style style:name="T71" style:family="text">
      <style:text-properties officeooo:rsid="008a4b3c"/>
    </style:style>
    <style:style style:name="T72" style:family="text">
      <style:text-properties officeooo:rsid="008e6d82"/>
    </style:style>
    <style:style style:name="T73" style:family="text">
      <style:text-properties officeooo:rsid="02a6b895"/>
    </style:style>
    <style:style style:name="T74" style:family="text">
      <style:text-properties officeooo:rsid="00406759"/>
    </style:style>
    <style:style style:name="T75" style:family="text">
      <style:text-properties officeooo:rsid="00410299"/>
    </style:style>
    <style:style style:name="T76" style:family="text">
      <style:text-properties officeooo:rsid="005003da"/>
    </style:style>
    <style:style style:name="T77" style:family="text">
      <style:text-properties officeooo:rsid="00253e63"/>
    </style:style>
    <style:style style:name="T78" style:family="text">
      <style:text-properties officeooo:rsid="002c9aed"/>
    </style:style>
    <style:style style:name="T79" style:family="text">
      <style:text-properties officeooo:rsid="002e0872"/>
    </style:style>
    <style:style style:name="T80" style:family="text">
      <style:text-properties officeooo:rsid="00313fa4"/>
    </style:style>
    <style:style style:name="T81" style:family="text">
      <style:text-properties officeooo:rsid="0033500f"/>
    </style:style>
    <style:style style:name="T82" style:family="text">
      <style:text-properties officeooo:rsid="00360927"/>
    </style:style>
    <style:style style:name="T83" style:family="text">
      <style:text-properties officeooo:rsid="0036c2cd"/>
    </style:style>
    <style:style style:name="T84" style:family="text">
      <style:text-properties officeooo:rsid="00245fa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0454d7b"/>
    </style:style>
    <style:style style:name="T88" style:family="text">
      <style:text-properties officeooo:rsid="0046c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1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1">(2011):</text:span> <text:span text:style-name="T2">The definitive guide to Drupal 7,</text:span> New York: Apress, 2011</text:p>
      <text:p text:style-name="P4">Nielsen; Jakob; Loranger, Hoa <text:span text:style-name="T11">(2006):</text:span> <text:span text:style-name="T2">Web Usability,</text:span> Nachdr. der Ausg. 2006, München: Addison-Wesley, 20<text:span text:style-name="T12">06</text:span></text:p>
      <text:p text:style-name="Text_20_body">Oliveira, Domingos de <text:span text:style-name="T11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3" text:outline-level="2" text:is-list-header="true">Bildverzeichnis</text:h>
      <text:p text:style-name="P5">Jürgensen, Andreas (2013): <text:span text:style-name="T3">„Leica M (240) Beispielbilder - Jonathan Slack“</text:span>, <text:span text:style-name="T13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3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4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5">von 2018, Abfrage vom 31.07.2018</text:span></text:p>
      <text:p text:style-name="P19">Schmidtler, Benno <text:span text:style-name="T79">(2017): </text:span><text:span text:style-name="T3">„Der CMS Vergleich 2017“</text:span>, <text:span text:style-name="T79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9">vom</text:span> 23.<text:span text:style-name="T79">05.</text:span>2017, <text:span text:style-name="T79">Abfrage vom 04.08.2018</text:span></text:p>
      <text:p text:style-name="P27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0">STIFTUNG barrierefrei kommunizieren! (2018): <text:span text:style-name="T3">„Log</text:span><text:span text:style-name="T10">itech Trackman Marble - Computermaus</text:span><text:span text:style-name="T3">“</text:span>, <text:span text:style-name="T16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6">von 2018, Abfrage vom 31.07.2018</text:span></text:p>
      <text:p text:style-name="P10"><text:span text:style-name="T56">sun concept Werbeagentur GmbH </text:span><text:span text:style-name="T57">(2015): </text:span><text:span text:style-name="T48">„Was ist eigentlich ein Captcha?“</text:span><text:span text:style-name="T56">, </text:span><text:span text:style-name="T57">online im Internet, </text:span><text:a xlink:type="simple" xlink:href="https://www.sun-concept.de/blog/artikel/124-was-ist-eigentlich-ein-captcha" text:style-name="Internet_20_link" text:visited-style-name="Visited_20_Internet_20_Link"><text:span text:style-name="T56">https://www.sun-concept.de/blog/artikel/124-was-ist-eigentlich-ein-captcha</text:span></text:a><text:span text:style-name="T56">, </text:span><text:span text:style-name="T57">vom 11.02.2015, Abfrage vom 01.08.2018</text:span></text:p>
      <text:p text:style-name="Text_20_body"><text:span text:style-name="T88">Umbaugh, Brad (2018): </text:span><text:span text:style-name="T3">„Dialogfelder in Xamarin.Mac – Xamarin“</text:span>, <text:span text:style-name="T87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7">vom 14.03.2017, Abfrage vom 06.08.2018</text:span></text:p>
      <text:p text:style-name="P10"><text:span text:style-name="T57"/></text:p>
      <text:h text:style-name="P34" text:outline-level="2" text:is-list-header="true">Internetlinkverzeichnis</text:h>
      <text:p text:style-name="P21"><text:span text:style-name="T80">AccessibilityTeam (2006): </text:span><text:span text:style-name="T3">„Accessibility – TYPO3Wiki“</text:span>, <text:span text:style-name="T80">online im Internet,</text:span> <text:a xlink:type="simple" xlink:href="https://wiki.typo3.org/Accessibility" text:style-name="Internet_20_link" text:visited-style-name="Visited_20_Internet_20_Link">https://wiki.typo3.org/Accessibility</text:a>, <text:span text:style-name="T80">von 2006, Abfrage vom 05.08.2018</text:span></text:p>
      <text:p text:style-name="P9">Allan; James; Lowney, Greg; Patch, Ki<text:span text:style-name="T17">m;</text:span> Spellman, Jeanne <text:span text:style-name="T18">(2015):</text:span><text:span text:style-name="T3"> „User Agent Accessibility Guidelines (UAAG) 2.0“</text:span>, <text:span text:style-name="T18">online im Internet,</text:span> <text:a xlink:type="simple" xlink:href="https://www.w3.org/TR/UAAG20/" text:style-name="Internet_20_link" text:visited-style-name="Visited_20_Internet_20_Link">https://www.w3.org/TR/UAAG20/</text:a>, <text:span text:style-name="T18">vom</text:span> 15.<text:span text:style-name="T19">12.</text:span>2015, <text:span text:style-name="T18">Abfrage vom 13.03.2018</text:span></text:p>
      <text:p text:style-name="P9"><text:soft-page-break/><text:span text:style-name="T20">Apple (Deutschland) </text:span><text:span text:style-name="T21">(2018)</text:span><text:span text:style-name="T3">: „Bedienungshilfen für das Sehvermögen – iPhone“</text:span><text:span text:style-name="T20">, </text:span><text:span text:style-name="T21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7">von 2018, Abfrage vom 31.07.2018</text:span></text:p>
      <text:p text:style-name="P9"><text:span text:style-name="T19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9">,</text:span> <text:span text:style-name="T18">online im Internet, </text:span><text:a xlink:type="simple" xlink:href="https://www.gesetze-im-internet.de/bitv_2_0/BJNR184300011.html" text:style-name="Internet_20_link" text:visited-style-name="Visited_20_Internet_20_Link"><text:span text:style-name="T18">https://www.gesetze-im-internet.de/bitv_2_0/BJNR184300011.html</text:span></text:a><text:span text:style-name="T18">, vom </text:span><text:span text:style-name="T28">12.09.2011</text:span><text:span text:style-name="T35">, Ab</text:span><text:span text:style-name="T18">frage vom</text:span> 16.<text:span text:style-name="T18">04.</text:span>2018</text:p>
      <text:p text:style-name="P9"><text:span text:style-name="T19">Bundesrepublik Deutschland vertreten durch das Bundesministerium der Justiz und für Verbraucherschutz (2018): </text:span><text:span text:style-name="T3">„BGG - nichtamtliches Inhaltsverzeichnis“</text:span>, <text:span text:style-name="T19">online im Internet, </text:span><text:a xlink:type="simple" xlink:href="https://www.gesetze-im-internet.de/bgg/" text:style-name="Internet_20_link" text:visited-style-name="Visited_20_Internet_20_Link"><text:span text:style-name="T19">https://www.gesetze-im-internet.de/bgg/</text:span></text:a><text:span text:style-name="T19">,</text:span> <text:span text:style-name="T19">vom 12.04.2018, Abfrage vom</text:span> 16.<text:span text:style-name="T19">04.</text:span>2018 </text:p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60">Corrieri, Luca (2017): </text:span><text:span text:style-name="T3">„Ein Experteninterview für die Bachelorarbeit führen“</text:span>, <text:span text:style-name="T60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0">vom </text:span>13.<text:span text:style-name="T60">03.</text:span>2017, <text:span text:style-name="T60">Abfrage vom 13.03.2018</text:span></text:p>
      <text:p text:style-name="P9">Cornelssen, Iris <text:span text:style-name="T18">(2009):</text:span> <text:span text:style-name="T3">„Richtlinien für barrierefreie Webinhalte (WCAG) 2.0 (Web Content Accessibility Guidelines (WCAG) 2.0)“</text:span>, <text:span text:style-name="T19">online im Internet, </text:span><text:a xlink:type="simple" xlink:href="https://www.w3.org/Translations/WCAG20-de/" text:style-name="Internet_20_link" text:visited-style-name="Visited_20_Internet_20_Link"><text:span text:style-name="T19">https://</text:span></text:a><text:a xlink:type="simple" xlink:href="https://www.w3.org/Translations/WCAG20-de/" text:style-name="Internet_20_link" text:visited-style-name="Visited_20_Internet_20_Link"><text:span text:style-name="T19">www.w3.org/Translations/WCAG20-de/</text:span></text:a><text:span text:style-name="T19">,</text:span> <text:span text:style-name="T18">vom </text:span>29.<text:span text:style-name="T19">10.</text:span>2009, <text:span text:style-name="T19">Abfrage vom 13.03.2018</text:span></text:p>
      <text:p text:style-name="P9"><text:span text:style-name="T29">DIN Deutsches Institut für Normung e. </text:span><text:span text:style-name="T30">V. (2018): </text:span><text:span text:style-name="T61">„</text:span><text:span text:style-name="T31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0">, </text:span><text:span text:style-name="T22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2">https://www.din.de/de/mitwirken/normenausschuesse/naerg/entwuerfe/wdc-beuth:din21:263881854</text:span></text:a><text:span text:style-name="T20">, </text:span><text:span text:style-name="T23">von 2018, </text:span><text:span text:style-name="T22">Abfrage vom</text:span><text:span text:style-name="T20"> 26.</text:span><text:span text:style-name="T22">07.</text:span><text:span text:style-name="T20">2018</text:span></text:p>
      <text:p text:style-name="P22"><text:span text:style-name="T20">Dobberkau, Olivier (2018): </text:span><text:span text:style-name="T3">„Accessibility </text:span><text:span text:style-name="T9">Initiative</text:span><text:span text:style-name="T3">“</text:span><text:span text:style-name="T20">, </text:span><text:span text:style-name="T26">online im Internet,</text:span><text:span text:style-name="T20"> </text:span><text:a xlink:type="simple" xlink:href="https://typo3.org/community/teams/typo3-development/initiatives/typo3-accessibility-initiative/" text:style-name="Internet_20_link" text:visited-style-name="Visited_20_Internet_20_Link"><text:span text:style-name="T20">https://typo3.org/community/teams/typo3-development/initiatives/typo3-accessibility-initiative/</text:span></text:a><text:span text:style-name="T20">, </text:span><text:span text:style-name="T26">von 2018, Abfrage vom 05.08.2018</text:span></text:p>
      <text:p text:style-name="P16"><text:span text:style-name="T20">Dolson, Joe </text:span><text:span text:style-name="T25">(2018):</text:span><text:span text:style-name="T20"> </text:span><text:span text:style-name="T3">„WP Accessibility“</text:span><text:span text:style-name="T20">, </text:span><text:span text:style-name="T25">online im Internet,</text:span><text:span text:style-name="T20"> </text:span><text:a xlink:type="simple" xlink:href="https://de.wordpress.org/plugins/wp-accessibility/" text:style-name="Internet_20_link" text:visited-style-name="Visited_20_Internet_20_Link"><text:span text:style-name="T20">https://de.wordpress.org/plugins/wp-accessibility/</text:span></text:a><text:span text:style-name="T20">, </text:span><text:span text:style-name="T25">von 01.04.2018, Abfrage vom 04.08.2018</text:span></text:p>
      <text:p text:style-name="P9"><text:span text:style-name="T20">E</text:span><text:span text:style-name="T24">uropean</text:span><text:span text:style-name="T20"> I</text:span><text:span text:style-name="T24">nnovation Partnership (2016):</text:span><text:span text:style-name="T4"> </text:span><text:span text:style-name="T3">„EN 301549:2015 - EUROPEAN INNOVATION PARTNERSHIP - European Commission“,</text:span> <text:span text:style-name="T19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19">https://ec.europa.eu/eip/ageing/standards/ict-and-communication/accessibility-and-design-all/en-3015492015_en</text:span></text:a><text:span text:style-name="T19">, vom 15.05.</text:span>201<text:span text:style-name="T19">8, Abfrage vom 13.03.2018</text:span></text:p>
      <text:p text:style-name="P9"><text:span text:style-name="T62">Fei, Lin (2017): </text:span><text:span text:style-name="T3">„Einfache Diktiergerät im Mac App Store“</text:span>, <text:span text:style-name="T62">online im Internet, </text:span><text:a xlink:type="simple" xlink:href="https://itunes.apple.com/de/app/einfache-diktiergerät/id989175722?mt=12" text:style-name="Internet_20_link" text:visited-style-name="Visited_20_Internet_20_Link"><text:span text:style-name="T62">https://itunes.apple.com/de/app/einfache-diktierger%C3%A4t/id989175722?mt=12</text:span></text:a><text:span text:style-name="T62">, vom 2709.2017,</text:span> <text:span text:style-name="T62">Abfrage vom</text:span> 23.<text:span text:style-name="T62">03.</text:span>2018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9">(2016): </text:span><text:span text:style-name="T3">„WAI-ARIA Overview | Web Accessibility Initiative (WAI) | W3C“,</text:span> <text:span text:style-name="T19">online im Internet, </text:span><text:a xlink:type="simple" xlink:href="https://www.w3.org/WAI/intro/aria" text:style-name="Internet_20_link" text:visited-style-name="Visited_20_Internet_20_Link"><text:span text:style-name="T19">https://www.w3.org/WAI/intro/aria</text:span></text:a><text:span text:style-name="T19">, vom</text:span> 15.<text:span text:style-name="T19">01.</text:span>2016, <text:span text:style-name="T19">Abfrage vom 14.03.2018</text:span></text:p>
      <text:p text:style-name="P13"><text:span text:style-name="T70">Jarrell, Mark W. (2007): </text:span><text:span text:style-name="T66">„Text Resize“</text:span><text:span text:style-name="T64">, </text:span><text:span text:style-name="T70">online im Internet,</text:span><text:span text:style-name="T64"> </text:span><text:a xlink:type="simple" xlink:href="https://www.drupal.org/project/text_resize" text:style-name="Internet_20_link" text:visited-style-name="Visited_20_Internet_20_Link"><text:span text:style-name="T64">https://www.drupal.org/project/text_resize</text:span></text:a><text:span text:style-name="T64">, </text:span><text:span text:style-name="T70">vom 21.09.2007, Abfrage vom 03.08.2018</text:span></text:p>
      <text:p text:style-name="P7"><text:span text:style-name="T64">Krul, Annelien (2015): </text:span><text:span text:style-name="T65">„Wie führt man einen Literatur-Review durch?“</text:span><text:span text:style-name="T67">, </text:span><text:span text:style-name="T68">online im Internet,</text:span><text:span text:style-name="T69"> </text:span><text:a xlink:type="simple" xlink:href="https://www.scribbr.de/aufbau-und-gliederung/wie-fuehrt-man-einen-literatur-review-durch/" text:style-name="Internet_20_link" text:visited-style-name="Visited_20_Internet_20_Link"><text:span text:style-name="T69">https://www.scribbr.de/aufbau-und-gliederung/wie-fuehrt-man-einen-literatur-review-durch/</text:span></text:a><text:span text:style-name="T69">, </text:span><text:span text:style-name="T64">vom </text:span><text:span text:style-name="T69">9. November 2015, </text:span><text:span text:style-name="T64">Abfrage vom 26.07.2018</text:span></text:p>
      <text:p text:style-name="P15"><text:span text:style-name="T59">Kudwien, Daniel (2006): </text:span><text:span text:style-name="T47">„Switchtheme“</text:span><text:span text:style-name="T42">, </text:span><text:span text:style-name="T59">online im Internet,</text:span><text:span text:style-name="T42"> </text:span><text:a xlink:type="simple" xlink:href="https://www.drupal.org/project/switchtheme" text:style-name="Internet_20_link" text:visited-style-name="Visited_20_Internet_20_Link"><text:span text:style-name="T42">https://www.drupal.org/project/switchtheme</text:span></text:a><text:span text:style-name="T42">, </text:span><text:span text:style-name="T59">vom 19.08.2006, Abfrage vom 03.08.2018</text:span></text:p>
      <text:p text:style-name="P9"><text:span text:style-name="T42">Kurzrock, Dr Björn-Martin </text:span><text:span text:style-name="T43">(2014): </text:span><text:span text:style-name="T44">„</text:span><text:span text:style-name="T3">Anleitung für Experteninterviews im Rahmen wissenschaftlicher Arbeiten am Fachgebiet Immobilienökonomie“</text:span>, <text:span text:style-name="T43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3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3">Anleitung_fuer_Expertengespraeche_FG_IOE.pdf</text:span></text:a><text:span text:style-name="T43">, von 12.2014, Abfrage vom 13.03.2018</text:span></text:p>
      <text:p text:style-name="P11"><text:span text:style-name="T51">Leers, Wim</text:span><text:span text:style-name="T49"> </text:span><text:span text:style-name="T51">(2013): </text:span><text:span text:style-name="T45">„New Accessibility Feature: Drupal.Announce()“</text:span><text:span text:style-name="T49">, </text:span><text:span text:style-name="T51">online im Internet,</text:span><text:span text:style-name="T49"> </text:span><text:a xlink:type="simple" xlink:href="https://www.drupal.org/node/2014521" text:style-name="Internet_20_link" text:visited-style-name="Visited_20_Internet_20_Link"><text:span text:style-name="T49">https://www.drupal.org/node/2014521</text:span></text:a><text:span text:style-name="T49">, </text:span><text:span text:style-name="T51">vom </text:span><text:span text:style-name="T53">0</text:span><text:span text:style-name="T51">7.</text:span><text:span text:style-name="T52">06.</text:span><text:span text:style-name="T51">2013, Abfrage vom 03.08.2018</text:span></text:p>
      <text:p text:style-name="P9"><text:soft-page-break/><text:span text:style-name="T49">Penninger, Stefan; Meier, Stefan; Federrath, Hannes </text:span><text:span text:style-name="T50">(2012):</text:span><text:span text:style-name="T49"> </text:span><text:span text:style-name="T45">„Usability von CAPTCHA-Systemen“</text:span><text:span text:style-name="T49">, </text:span><text:span text:style-name="T50">online im Internet, </text:span><text:a xlink:type="simple" xlink:href="http://macdude.de/upload/CAPTCHA-Usability.pdf" text:style-name="Internet_20_link" text:visited-style-name="Visited_20_Internet_20_Link"><text:span text:style-name="T50">http://macdude.de/upload/CAPTCHA-Usability.pdf</text:span></text:a><text:span text:style-name="T50">, vom 07.03.2012, Abfrage vom 31.07.2018</text:span></text:p>
      <text:p text:style-name="P9"><text:span text:style-name="T49">Praetor Intermedia UG (2018): </text:span><text:span text:style-name="T46">„CRPD — Inhalte › UN-Behindertenrechtskonvention“,</text:span><text:span text:style-name="T54"> </text:span><text:span text:style-name="T55">online im Internet, </text:span><text:a xlink:type="simple" xlink:href="https://www.behindertenrechtskonvention.info/inhalte/" text:style-name="Internet_20_link" text:visited-style-name="Visited_20_Internet_20_Link"><text:span text:style-name="T54">https://www.behindertenrechtskonvention.info/inhalte/</text:span></text:a><text:span text:style-name="T54">, </text:span><text:span text:style-name="T55">von 2018, Abfrage vom</text:span><text:span text:style-name="T54"> 19.</text:span><text:span text:style-name="T55">05.</text:span><text:span text:style-name="T54">2018 </text:span></text:p>
      <text:p text:style-name="P9">Richards; Jan; Spellman, Jeanne; Treviranus, Jutta <text:span text:style-name="T71">(2015):</text:span> <text:span text:style-name="T3">„Authoring Tool Accessibility Guidelines (ATAG) 2.0“</text:span>, <text:span text:style-name="T71">online im Internet, </text:span><text:a xlink:type="simple" xlink:href="https://www.w3.org/TR/ATAG20/" text:style-name="Internet_20_link" text:visited-style-name="Visited_20_Internet_20_Link"><text:span text:style-name="T71">https://www.w3.org/TR/ATAG20/</text:span></text:a><text:span text:style-name="T71">, vom </text:span>24.<text:span text:style-name="T71">09.</text:span>2015, <text:span text:style-name="T71">Abfrage vom 14.03.2018</text:span></text:p>
      <text:p text:style-name="P9"><text:span text:style-name="T72">Samson Technologies (2018)</text:span>: <text:span text:style-name="T3">„SamsonTech“</text:span>, <text:span text:style-name="T72">online im Internet, </text:span><text:a xlink:type="simple" xlink:href="http://www.samsontech.com/samson/products/microphones/usb-microphones/gtrack/" text:style-name="Internet_20_link" text:visited-style-name="Visited_20_Internet_20_Link"><text:span text:style-name="T36">http://www.samsontech.com/samson/products/microphones/usb-microphones/gtrack/</text:span></text:a><text:span text:style-name="T36">, von 2018</text:span><text:span text:style-name="T34">, </text:span><text:span text:style-name="T36">Abfrage vom</text:span><text:span text:style-name="T34"> 23.</text:span><text:span text:style-name="T36">03.</text:span><text:span text:style-name="T34">2018</text:span></text:p>
      <text:p text:style-name="P20"><text:span text:style-name="T38">Schmidtler, Benno </text:span><text:span text:style-name="T39">(2017): </text:span><text:span text:style-name="T41">„Der CMS Vergleich 2017“</text:span><text:span text:style-name="T38">, </text:span><text:span text:style-name="T39">online im Internet, </text:span><text:a xlink:type="simple" xlink:href="http://www.memedia.de/der-cms-vergleich-2017" text:style-name="Internet_20_link" text:visited-style-name="Visited_20_Internet_20_Link"><text:span text:style-name="T38">http://www.memedia.de/der-cms-vergleich-2017</text:span></text:a><text:span text:style-name="T38">, </text:span><text:span text:style-name="T39">vom</text:span><text:span text:style-name="T38"> 23.</text:span><text:span text:style-name="T39">05.</text:span><text:span text:style-name="T38">2017, </text:span><text:span text:style-name="T39">Abfrage vom 04.08.2018</text:span></text:p>
      <text:p text:style-name="P24"><text:span text:style-name="T82">Schwarzkopf, Andreas (2005): </text:span><text:span text:style-name="T3">„</text:span><text:span text:style-name="T8">C</text:span><text:span text:style-name="T3">ss_styled_multimedia 0.1.3 documentation“</text:span>, <text:span text:style-name="T82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2">vom 29.09.2005, Abfrage vom 05.08.2018</text:span></text:p>
      <text:p text:style-name="P9"><text:span text:style-name="T38">Seel, Helga (2018): </text:span><text:span text:style-name="T40">„Bundesarbeitsgemeinschaft für Rehabilitation e.V. (BAR): Richtlinien für Barrierefreiheit“</text:span><text:span text:style-name="T34">, </text:span><text:span text:style-name="T37">online im Internet,</text:span><text:span text:style-name="T34"> </text:span><text:a xlink:type="simple" xlink:href="https://www.bar-frankfurt.de/bar-ev/barrierefreiheit/richtlinien-fuer-barrierefreiheit/" text:style-name="Internet_20_link" text:visited-style-name="Visited_20_Internet_20_Link"><text:span text:style-name="T34">https://www.bar-frankfurt.de/bar-ev/barrierefreiheit/richtlinien-fuer-barrierefreiheit/</text:span></text:a><text:span text:style-name="T34">, </text:span><text:span text:style-name="T37">von 2018, Abfrage vom 15.03.2018</text:span></text:p>
      <text:p text:style-name="P9"><text:span text:style-name="T37">Steenhout, Nicolas (2008): </text:span><text:span text:style-name="T41">„Web Accessibility and Content Management Systems“</text:span><text:span text:style-name="T37">, online im Internet, </text:span><text:a xlink:type="simple" xlink:href="https://incl.ca/web-accessibility-and-content-management-systems/" text:style-name="Internet_20_link" text:visited-style-name="Visited_20_Internet_20_Link"><text:span text:style-name="T37">https://incl.ca/web-accessibility-and-content-management-systems/</text:span></text:a><text:span text:style-name="T37">, vom <text:s/>Oktober 2008. Abfrage am 31.07.2018</text:span></text:p>
      <text:p text:style-name="P9"/>
      <text:p text:style-name="P25"><text:soft-page-break/><text:span text:style-name="T83">Steinhausen, Julia; Ihln, Tamara (2014):</text:span> <text:span text:style-name="T3">„Grounded Theory“</text:span>, <text:span text:style-name="T83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3">vom 26.11.2014, Abfrage vom 05.08.2018</text:span></text:p>
      <text:p text:style-name="P9">Tam, Jennifer; Simsa, Jiri; Huggins-Daines, David; Ahn, Luis <text:span text:style-name="T73">v</text:span>on; Blum, Manuel <text:span text:style-name="T73">(2008): </text:span><text:span text:style-name="T6">„</text:span><text:span text:style-name="T3">Improving Audio CAPTCHAs</text:span><text:span text:style-name="T6">“</text:span><text:span text:style-name="T73">, online im Internet, </text:span><text:a xlink:type="simple" xlink:href="http://cups.cs.cmu.edu/soups/2008/SOAPS/tam.pdf" text:style-name="Internet_20_link" text:visited-style-name="Visited_20_Internet_20_Link"><text:span text:style-name="T73">http://cups.cs.cmu.edu/soups/2008/SOAPS/tam.pdf</text:span></text:a><text:span text:style-name="T73">, vom 23.07.2008, Abfrage vom 31.07.2018</text:span></text:p>
      <text:p text:style-name="P17">Volkov, Alex <text:span text:style-name="T78">(2018):</text:span> <text:span text:style-name="T3">„WP Accessibility Helper (WAH)“</text:span>, <text:span text:style-name="T78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8">vom 15.07.2018, Abfrage vom 04.08.2018</text:span></text:p>
      <text:p text:style-name="P23"><text:span text:style-name="T81">Wappler, Sven; Vorpahl, Ronny (2018): </text:span><text:span text:style-name="T3">„</text:span><text:span text:style-name="T7">A</text:span><text:span text:style-name="T3">21glossary 8.0.1 documentation“</text:span>, <text:span text:style-name="T81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1">vom 16.02.2018, Abfrage vom 05.08.2018</text:span></text:p>
      <text:p text:style-name="P14"><text:span text:style-name="T77">Zwahlen, Christian (2007)</text:span>:<text:span text:style-name="T3"> „Page Style“</text:span>, <text:span text:style-name="T77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77">vom 21.11.2007, Abfrage vom 03.08.2018</text:span></text:p>
      <text:h text:style-name="Heading_20_3" text:outline-level="3">Interviewverzeichnis</text:h>
      <text:p text:style-name="P26">Interviewprotokoll vom 17.03.2018, <text:span text:style-name="T84">Business Developer Gesellschaft zur Entwicklung von Dingen mbH, </text:span>Westphal, Dennis</text:p>
      <text:h text:style-name="P29" text:outline-level="3" text:is-list-header="true"><text:line-break/>Bachelo<text:span text:style-name="T80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74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74">aufgerufen am 13.03.2018 um 13:40 Uhr</text:span></text:p>
      <text:p text:style-name="P8"><text:soft-page-break/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74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74">aufgerufen am 14.03.2018 um 11:07 Uhr</text:span></text:p>
      <text:p text:style-name="P8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75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76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76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arial, sans-serif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V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6T11:58:41.143709443</dc:date>
    <dc:creator>Janet Lehmann</dc:creator>
    <meta:editing-duration>PT23H47M46S</meta:editing-duration>
    <meta:editing-cycles>32</meta:editing-cycles>
    <meta:generator>LibreOffice/6.0.6.2$MacOSX_X86_64 LibreOffice_project/0c292870b25a325b5ed35f6b45599d2ea4458e77</meta:generator>
    <meta:document-statistic meta:table-count="0" meta:image-count="0" meta:object-count="0" meta:page-count="8" meta:paragraph-count="65" meta:word-count="963" meta:character-count="10303" meta:non-whitespace-character-count="9395"/>
    <meta:template xlink:type="simple" xlink:actuate="onRequest" xlink:title="" xlink:href="../Bachelorarbeit_Master.odm" meta:date="2018-08-03T18:28:43.586342349"/>
  </office:meta>
</office:document-meta>
</file>